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7.207cm" table:align="left"/>
    </style:style>
    <style:style style:name="Tabla1.A" style:family="table-column">
      <style:table-column-properties style:column-width="2.932cm"/>
    </style:style>
    <style:style style:name="Tabla1.B" style:family="table-column">
      <style:table-column-properties style:column-width="4.27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7.207cm" table:align="left"/>
    </style:style>
    <style:style style:name="Tabla2.A" style:family="table-column">
      <style:table-column-properties style:column-width="2.932cm"/>
    </style:style>
    <style:style style:name="Tabla2.B" style:family="table-column">
      <style:table-column-properties style:column-width="4.27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2.402cm" table:align="left"/>
    </style:style>
    <style:style style:name="Tabla3.A" style:family="table-column">
      <style:table-column-properties style:column-width="3.408cm"/>
    </style:style>
    <style:style style:name="Tabla3.B" style:family="table-column">
      <style:table-column-properties style:column-width="4.487cm"/>
    </style:style>
    <style:style style:name="Tabla3.C" style:family="table-column">
      <style:table-column-properties style:column-width="4.507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2.402cm" table:align="left"/>
    </style:style>
    <style:style style:name="Tabla4.A" style:family="table-column">
      <style:table-column-properties style:column-width="3.408cm"/>
    </style:style>
    <style:style style:name="Tabla4.B" style:family="table-column">
      <style:table-column-properties style:column-width="4.487cm"/>
    </style:style>
    <style:style style:name="Tabla4.C" style:family="table-column">
      <style:table-column-properties style:column-width="4.507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2.402cm" table:align="left"/>
    </style:style>
    <style:style style:name="Tabla5.A" style:family="table-column">
      <style:table-column-properties style:column-width="3.408cm"/>
    </style:style>
    <style:style style:name="Tabla5.B" style:family="table-column">
      <style:table-column-properties style:column-width="4.487cm"/>
    </style:style>
    <style:style style:name="Tabla5.C" style:family="table-column">
      <style:table-column-properties style:column-width="4.507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a242" officeooo:paragraph-rsid="0015a242"/>
    </style:style>
    <style:style style:name="P2" style:family="paragraph" style:parent-style-name="Standard">
      <style:text-properties officeooo:rsid="001728b6" officeooo:paragraph-rsid="001728b6"/>
    </style:style>
    <style:style style:name="P3" style:family="paragraph" style:parent-style-name="Standard">
      <style:text-properties officeooo:rsid="001728b6" officeooo:paragraph-rsid="0017fcb6"/>
    </style:style>
    <style:style style:name="P4" style:family="paragraph" style:parent-style-name="Standard">
      <style:text-properties officeooo:rsid="001748da" officeooo:paragraph-rsid="001748da"/>
    </style:style>
    <style:style style:name="P5" style:family="paragraph" style:parent-style-name="Standard">
      <style:text-properties officeooo:rsid="001748da" officeooo:paragraph-rsid="0017fcb6"/>
    </style:style>
    <style:style style:name="P6" style:family="paragraph" style:parent-style-name="Standard">
      <style:text-properties fo:font-size="10pt" officeooo:rsid="001748da" officeooo:paragraph-rsid="001748da" style:font-size-asian="10pt" style:font-size-complex="10pt"/>
    </style:style>
    <style:style style:name="P7" style:family="paragraph" style:parent-style-name="Standard">
      <style:text-properties officeooo:rsid="0017fcb6" officeooo:paragraph-rsid="0017fcb6"/>
    </style:style>
    <style:style style:name="P8" style:family="paragraph" style:parent-style-name="Standard">
      <style:text-properties officeooo:paragraph-rsid="0017fcb6"/>
    </style:style>
    <style:style style:name="P9" style:family="paragraph" style:parent-style-name="Standard">
      <style:text-properties officeooo:rsid="0018e3b1" officeooo:paragraph-rsid="0018e3b1"/>
    </style:style>
    <style:style style:name="P10" style:family="paragraph" style:parent-style-name="Standard">
      <style:text-properties officeooo:paragraph-rsid="0018e3b1"/>
    </style:style>
    <style:style style:name="P11" style:family="paragraph" style:parent-style-name="Standard">
      <style:text-properties officeooo:rsid="001aa60c" officeooo:paragraph-rsid="001aa60c"/>
    </style:style>
    <style:style style:name="P12" style:family="paragraph" style:parent-style-name="Standard">
      <style:text-properties officeooo:rsid="001aa60c" officeooo:paragraph-rsid="00245db2"/>
    </style:style>
    <style:style style:name="P13" style:family="paragraph" style:parent-style-name="Standard">
      <style:text-properties officeooo:rsid="001c179e" officeooo:paragraph-rsid="001c179e"/>
    </style:style>
    <style:style style:name="P14" style:family="paragraph" style:parent-style-name="Standard">
      <style:text-properties officeooo:rsid="001c179e" officeooo:paragraph-rsid="001eb223"/>
    </style:style>
    <style:style style:name="P15" style:family="paragraph" style:parent-style-name="Standard">
      <style:text-properties officeooo:rsid="001c179e" officeooo:paragraph-rsid="00245db2"/>
    </style:style>
    <style:style style:name="P16" style:family="paragraph" style:parent-style-name="Standard">
      <style:text-properties officeooo:rsid="002176bc" officeooo:paragraph-rsid="002176bc"/>
    </style:style>
    <style:style style:name="P17" style:family="paragraph" style:parent-style-name="Heading_20_7">
      <style:text-properties officeooo:paragraph-rsid="00245db2"/>
    </style:style>
    <style:style style:name="P18" style:family="paragraph" style:parent-style-name="Table_20_Contents">
      <style:text-properties officeooo:rsid="001728b6" officeooo:paragraph-rsid="001728b6"/>
    </style:style>
    <style:style style:name="P19" style:family="paragraph" style:parent-style-name="Table_20_Contents">
      <style:text-properties officeooo:rsid="001728b6" officeooo:paragraph-rsid="0017fcb6"/>
    </style:style>
    <style:style style:name="P20" style:family="paragraph" style:parent-style-name="Table_20_Contents">
      <style:text-properties officeooo:rsid="001728b6" officeooo:paragraph-rsid="0018e3b1"/>
    </style:style>
    <style:style style:name="P21" style:family="paragraph" style:parent-style-name="Table_20_Contents">
      <style:text-properties officeooo:rsid="001728b6" officeooo:paragraph-rsid="001eb223"/>
    </style:style>
    <style:style style:name="P22" style:family="paragraph" style:parent-style-name="Table_20_Contents">
      <style:text-properties officeooo:rsid="001728b6" officeooo:paragraph-rsid="00245db2"/>
    </style:style>
    <style:style style:name="P23" style:family="paragraph" style:parent-style-name="Table_20_Contents">
      <style:paragraph-properties fo:text-align="end" style:justify-single-word="false"/>
      <style:text-properties officeooo:rsid="001748da" officeooo:paragraph-rsid="001748da"/>
    </style:style>
    <style:style style:name="P24" style:family="paragraph" style:parent-style-name="Table_20_Contents">
      <style:paragraph-properties fo:text-align="end" style:justify-single-word="false"/>
      <style:text-properties officeooo:rsid="001748da" officeooo:paragraph-rsid="0017fcb6"/>
    </style:style>
    <style:style style:name="P25" style:family="paragraph" style:parent-style-name="Table_20_Contents">
      <style:paragraph-properties fo:text-align="end" style:justify-single-word="false"/>
      <style:text-properties officeooo:rsid="001748da" officeooo:paragraph-rsid="0018e3b1"/>
    </style:style>
    <style:style style:name="P26" style:family="paragraph" style:parent-style-name="Table_20_Contents">
      <style:paragraph-properties fo:text-align="end" style:justify-single-word="false"/>
      <style:text-properties officeooo:rsid="001748da" officeooo:paragraph-rsid="001eb223"/>
    </style:style>
    <style:style style:name="P27" style:family="paragraph" style:parent-style-name="Table_20_Contents">
      <style:paragraph-properties fo:text-align="end" style:justify-single-word="false"/>
      <style:text-properties officeooo:rsid="001748da" officeooo:paragraph-rsid="00245db2"/>
    </style:style>
    <style:style style:name="P28" style:family="paragraph" style:parent-style-name="Table_20_Contents">
      <style:text-properties officeooo:rsid="0018e3b1" officeooo:paragraph-rsid="0018e3b1"/>
    </style:style>
    <style:style style:name="P29" style:family="paragraph" style:parent-style-name="Table_20_Contents">
      <style:paragraph-properties fo:text-align="end" style:justify-single-word="false"/>
      <style:text-properties officeooo:rsid="0018e3b1" officeooo:paragraph-rsid="0018e3b1"/>
    </style:style>
    <style:style style:name="P30" style:family="paragraph" style:parent-style-name="Table_20_Contents">
      <style:paragraph-properties fo:text-align="end" style:justify-single-word="false"/>
      <style:text-properties officeooo:rsid="0018e3b1" officeooo:paragraph-rsid="001eb223"/>
    </style:style>
    <style:style style:name="P31" style:family="paragraph" style:parent-style-name="Table_20_Contents">
      <style:paragraph-properties fo:text-align="end" style:justify-single-word="false"/>
      <style:text-properties officeooo:rsid="0018e3b1" officeooo:paragraph-rsid="00245db2"/>
    </style:style>
    <style:style style:name="P32" style:family="paragraph" style:parent-style-name="Table_20_Contents">
      <style:text-properties officeooo:rsid="0018e3b1" officeooo:paragraph-rsid="001eb223"/>
    </style:style>
    <style:style style:name="P33" style:family="paragraph" style:parent-style-name="Table_20_Contents">
      <style:text-properties officeooo:rsid="0018e3b1" officeooo:paragraph-rsid="00245db2"/>
    </style:style>
    <style:style style:name="P34" style:family="paragraph" style:parent-style-name="Table_20_Contents">
      <style:text-properties officeooo:rsid="001eb223" officeooo:paragraph-rsid="001eb223"/>
    </style:style>
    <style:style style:name="P35" style:family="paragraph" style:parent-style-name="Table_20_Contents">
      <style:paragraph-properties fo:text-align="end" style:justify-single-word="false"/>
      <style:text-properties officeooo:rsid="001eb223" officeooo:paragraph-rsid="001eb223"/>
    </style:style>
    <style:style style:name="P36" style:family="paragraph" style:parent-style-name="Table_20_Contents">
      <style:paragraph-properties fo:text-align="end" style:justify-single-word="false"/>
      <style:text-properties officeooo:rsid="001eb223" officeooo:paragraph-rsid="00245db2"/>
    </style:style>
    <style:style style:name="P37" style:family="paragraph" style:parent-style-name="Table_20_Contents">
      <style:text-properties officeooo:rsid="001eb223" officeooo:paragraph-rsid="00245db2"/>
    </style:style>
    <style:style style:name="T1" style:family="text">
      <style:text-properties officeooo:rsid="0017fcb6"/>
    </style:style>
    <style:style style:name="T2" style:family="text">
      <style:text-properties officeooo:rsid="001aa60c"/>
    </style:style>
    <style:style style:name="T3" style:family="text">
      <style:text-properties officeooo:rsid="001eb223"/>
    </style:style>
    <style:style style:name="T4" style:family="text">
      <style:text-properties style:text-underline-style="solid" style:text-underline-width="auto" style:text-underline-color="font-color"/>
    </style:style>
    <style:style style:name="T5" style:family="text">
      <style:text-properties officeooo:rsid="00245d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PROGRAMACIÓN PARALELA Y COMPUTACIÓN DE ALTAS PRESTACIONES</text:h>
      <text:h text:style-name="Heading_20_4" text:outline-level="4">TRABAJO AUTÓNOMO: ENTORNOS DE PROGRAMACIÓN PARALELA</text:h>
      <text:h text:style-name="Heading_20_4" text:outline-level="4">PRÁCTICAS DE MPP 17/18</text:h>
      <text:p text:style-name="P1"/>
      <text:p text:style-name="Addressee">José Luis Cánovas Sánchez</text:p>
      <text:p text:style-name="P1"/>
      <text:p text:style-name="P1"/>
      <text:h text:style-name="Heading_20_5" text:outline-level="5">5 <text:span text:style-name="T2">OCTUBRE</text:span></text:h>
      <text:h text:style-name="Heading_20_6" text:outline-level="6">Práctica 1: Sistemas de programación paralela + OpenMP</text:h>
      <text:p text:style-name="P1"/>
      <text:h text:style-name="Heading_20_7" text:outline-level="7">CUESTIÓN 1</text:h>
      <text:p text:style-name="P1"/>
      <text:p text:style-name="P2">En 5octubre/cuestion1.cpp se encuentra el código para multiplicar matrices con paralelismo de C (fork).</text:p>
      <text:p text:style-name="P2">Como sólo son 2 procesos para la multiplicación, la división del trabajo se reparte respecto a las filas de la matriz izquierda a.</text:p>
      <text:p text:style-name="P2">En el primer comentario indica cómo compilarlo: g++ -O3 cuestion1.cpp</text:p>
      <text:p text:style-name="P2">Al ejecutar, espera por la entrada estándar los valores:</text:p>
      <text:p text:style-name="P2"><text:tab/>N<text:tab/> = <text:s/>filas de las matrices cuadradas a multiplicar</text:p>
      <text:p text:style-name="P2"><text:tab/>semilla<text:tab/> = <text:s/>semilla para inicializar el generador de números aleatorios</text:p>
      <text:p text:style-name="P2">Imprime el tiempo de la multiplicación secuencial, el tiempo en paralelo y la diferencia entre las matrices generadas (si da un valor próximo a cero, las matrices son iguales).</text:p>
      <text:p text:style-name="P2"/>
      <text:p text:style-name="P4">Para N=1000 y semilla=3, tras 10 ejecuciones se obtienen las siguientes medias:</text:p>
      <text:p text:style-name="P2"/>
      <table:table table:name="Tabla1" table:style-name="Tabla1">
        <table:table-column table:style-name="Tabla1.A"/>
        <table:table-column table:style-name="Tabla1.B"/>
        <table:table-row>
          <table:table-cell table:style-name="Tabla1.A1" office:value-type="string">
            <text:p text:style-name="P18">T. secuencial</text:p>
          </table:table-cell>
          <table:table-cell table:style-name="Tabla1.B1" office:value-type="string">
            <text:p text:style-name="P23">1055,4 ms</text:p>
          </table:table-cell>
        </table:table-row>
        <table:table-row>
          <table:table-cell table:style-name="Tabla1.A2" office:value-type="string">
            <text:p text:style-name="P18">T. paralelo</text:p>
          </table:table-cell>
          <table:table-cell table:style-name="Tabla1.B2" office:value-type="string">
            <text:p text:style-name="P23">547,8 ms</text:p>
          </table:table-cell>
        </table:table-row>
      </table:table>
      <text:p text:style-name="P2"/>
      <text:p text:style-name="P4">La máquina para la ejecución tiene las siguientes características:</text:p>
      <text:p text:style-name="P6">Architecture: <text:s text:c="7"/><text:tab/>x86_64</text:p>
      <text:p text:style-name="P6">CPU(s): <text:s text:c="13"/><text:tab/><text:tab/>8</text:p>
      <text:p text:style-name="P6">Thread(s) per core: <text:s/><text:tab/>2</text:p>
      <text:p text:style-name="P6">Core(s) per socket: <text:s/><text:tab/>4</text:p>
      <text:p text:style-name="P6">Socket(s): <text:s text:c="10"/><text:tab/><text:tab/>1</text:p>
      <text:p text:style-name="P6">Model name: <text:s text:c="9"/><text:tab/>Intel(R) Core(TM) i7-4790K CPU @ 4.00GHz</text:p>
      <text:p text:style-name="P6">L1d cache: <text:s text:c="10"/><text:tab/>32K</text:p>
      <text:p text:style-name="P6">L1i cache: <text:s text:c="10"/><text:tab/><text:tab/>32K</text:p>
      <text:p text:style-name="P6">L2 cache: <text:s text:c="11"/><text:tab/><text:tab/>256K</text:p>
      <text:p text:style-name="P6">L3 cache: <text:s text:c="11"/><text:tab/><text:tab/>8192K</text:p>
      <text:p text:style-name="P2"/>
      <text:p text:style-name="P2"/>
      <text:h text:style-name="Heading_20_7" text:outline-level="7">CUESTIÓN 2</text:h>
      <text:p text:style-name="P2"/>
      <text:p text:style-name="P7">En 5octubre/cuestion2and3.cpp está el código para la versión con pthreads.</text:p>
      <text:p text:style-name="P8"><text:span text:style-name="T1">Se compila con </text:span>g++ -O3 cuestion2and3.cpp -fpermissive -lpthread</text:p>
      <text:p text:style-name="P7"><text:soft-page-break/>Acepta como entrada N y semilla como en cuestion1.cpp, e imprime la misma información.</text:p>
      <text:p text:style-name="P7"/>
      <text:p text:style-name="P5">Para N=1000 y semilla=3, tras 10 ejecuciones se obtienen las siguientes medias:</text:p>
      <text:p text:style-name="P3"/>
      <table:table table:name="Tabla2" table:style-name="Tabla2">
        <table:table-column table:style-name="Tabla2.A"/>
        <table:table-column table:style-name="Tabla2.B"/>
        <table:table-row>
          <table:table-cell table:style-name="Tabla2.A1" office:value-type="string">
            <text:p text:style-name="P19">T. secuencial</text:p>
          </table:table-cell>
          <table:table-cell table:style-name="Tabla2.B1" office:value-type="string">
            <text:p text:style-name="P24"><text:span text:style-name="T1">1068,9</text:span> ms</text:p>
          </table:table-cell>
        </table:table-row>
        <table:table-row>
          <table:table-cell table:style-name="Tabla2.A2" office:value-type="string">
            <text:p text:style-name="P19">T. paralelo</text:p>
          </table:table-cell>
          <table:table-cell table:style-name="Tabla2.B2" office:value-type="string">
            <text:p text:style-name="P24"><text:span text:style-name="T1">534,9</text:span> ms</text:p>
          </table:table-cell>
        </table:table-row>
      </table:table>
      <text:p text:style-name="P3"/>
      <text:p text:style-name="P7">Hay una diferencia de apenas 10ms entre la ejecución en paralelo de C frente a la de Pthreads, siendo Pthreads la más rápida.</text:p>
      <text:p text:style-name="P7"/>
      <text:p text:style-name="P7"/>
      <text:h text:style-name="Heading_20_7" text:outline-level="7">CUESTIÓN 3</text:h>
      <text:p text:style-name="P9"/>
      <text:p text:style-name="P9">El código de <text:s/><text:span text:style-name="T1">5octubre/cuestion2and3.cpp está </text:span>preparado para cambiar los el número de threads modificando la línea:</text:p>
      <text:p text:style-name="P9">#define NUM_THREADS 2</text:p>
      <text:p text:style-name="P9"/>
      <text:p text:style-name="P9"/>
      <table:table table:name="Tabla3" table:style-name="Tabla3">
        <table:table-column table:style-name="Tabla3.A"/>
        <table:table-column table:style-name="Tabla3.B"/>
        <table:table-column table:style-name="Tabla3.C"/>
        <table:table-row>
          <table:table-cell table:style-name="Tabla3.A1" office:value-type="string">
            <text:p text:style-name="P28"/>
          </table:table-cell>
          <table:table-cell table:style-name="Tabla3.A1" office:value-type="string">
            <text:p text:style-name="P20">T. secuencial</text:p>
          </table:table-cell>
          <table:table-cell table:style-name="Tabla3.C1" office:value-type="string">
            <text:p text:style-name="P25"><text:span text:style-name="T1">1068,9</text:span> ms</text:p>
          </table:table-cell>
        </table:table-row>
        <table:table-row>
          <table:table-cell table:style-name="Tabla3.A2" office:value-type="string">
            <text:p text:style-name="P28">2 THREADS</text:p>
          </table:table-cell>
          <table:table-cell table:style-name="Tabla3.A2" office:value-type="string">
            <text:p text:style-name="P20">T. paralelo</text:p>
          </table:table-cell>
          <table:table-cell table:style-name="Tabla3.C2" office:value-type="string">
            <text:p text:style-name="P25"><text:span text:style-name="T1">534,9</text:span> ms</text:p>
          </table:table-cell>
        </table:table-row>
        <table:table-row>
          <table:table-cell table:style-name="Tabla3.A2" office:value-type="string">
            <text:p text:style-name="P28">4 THREADS</text:p>
          </table:table-cell>
          <table:table-cell table:style-name="Tabla3.A2" office:value-type="string">
            <text:p text:style-name="P20">T. paralelo</text:p>
          </table:table-cell>
          <table:table-cell table:style-name="Tabla3.C2" office:value-type="string">
            <text:p text:style-name="P29">356,8 ms</text:p>
          </table:table-cell>
        </table:table-row>
        <table:table-row>
          <table:table-cell table:style-name="Tabla3.A2" office:value-type="string">
            <text:p text:style-name="P28">6 THREADS</text:p>
          </table:table-cell>
          <table:table-cell table:style-name="Tabla3.A2" office:value-type="string">
            <text:p text:style-name="P20">T. paralelo</text:p>
          </table:table-cell>
          <table:table-cell table:style-name="Tabla3.C2" office:value-type="string">
            <text:p text:style-name="P29">295,6 ms</text:p>
          </table:table-cell>
        </table:table-row>
        <table:table-row>
          <table:table-cell table:style-name="Tabla3.A2" office:value-type="string">
            <text:p text:style-name="P28">8 THREADS</text:p>
          </table:table-cell>
          <table:table-cell table:style-name="Tabla3.A2" office:value-type="string">
            <text:p text:style-name="P20">T. paralelo</text:p>
          </table:table-cell>
          <table:table-cell table:style-name="Tabla3.C2" office:value-type="string">
            <text:p text:style-name="P29">300,1 ms</text:p>
          </table:table-cell>
        </table:table-row>
      </table:table>
      <text:p text:style-name="P10"/>
      <text:p text:style-name="P10"/>
      <text:p text:style-name="P9">A pesar de que con 2 threads se consigue aproximadamente el doble de velocidad respecto a la versión secuencial, <text:span text:style-name="T2">la versión con 4 threads es sólo un ~33% más rápida que con 2 threads, y la versión con 6 y 8 threads apenas un ~15% más rápido que con 4 threads. Las versiones con 6 y 8 threads apenas tienen diferencia, siendo además 8 threads un poco más lento. En total, con 6 u 8 threads conseguimos ejecutar en la tercera parte del tiempo que la versión secuencial.</text:span></text:p>
      <text:p text:style-name="P9"/>
      <text:p text:style-name="P11">Vemos que utilizando un thread por core obtenemos un buen rendimiento a pesar de paralelizar solo por filas de a, y aprovechando el hyperthreading, podemos mejorar un poco más el rendimiento, siendo conscientes que se trata de varios hilos ejecutándose sobre el mismo core.</text:p>
      <text:p text:style-name="P11"/>
      <text:p text:style-name="P11"/>
      <text:h text:style-name="Heading_20_7" text:outline-level="7">CUESTIÓN 4</text:h>
      <text:p text:style-name="P11"/>
      <text:p text:style-name="P13">El código utilizado es el del problema B dado modificando sólo en sec.c NUM_THREADS y la cláusula schedule del parallel for.</text:p>
      <text:p text:style-name="P13"/>
      <text:p text:style-name="P14"/>
      <table:table table:name="Tabla4" table:style-name="Tabla4">
        <table:table-column table:style-name="Tabla4.A"/>
        <table:table-column table:style-name="Tabla4.B"/>
        <table:table-column table:style-name="Tabla4.C"/>
        <table:table-row>
          <table:table-cell table:style-name="Tabla4.A1" office:value-type="string">
            <text:p text:style-name="P32"/>
          </table:table-cell>
          <table:table-cell table:style-name="Tabla4.A1" office:value-type="string">
            <text:p text:style-name="P21">T. secuencial</text:p>
          </table:table-cell>
          <table:table-cell table:style-name="Tabla4.C1" office:value-type="string">
            <text:p text:style-name="P26"><text:span text:style-name="T3">1441,7</text:span> ms</text:p>
          </table:table-cell>
        </table:table-row>
        <table:table-row>
          <table:table-cell table:style-name="Tabla4.A2" office:value-type="string">
            <text:p text:style-name="P32">2 THREADS</text:p>
          </table:table-cell>
          <table:table-cell table:style-name="Tabla4.A2" office:value-type="string">
            <text:p text:style-name="P21">T. paralelo</text:p>
          </table:table-cell>
          <table:table-cell table:style-name="Tabla4.C2" office:value-type="string">
            <text:p text:style-name="P26"><text:span text:style-name="T3">533,3</text:span> ms</text:p>
          </table:table-cell>
        </table:table-row>
        <text:soft-page-break/>
        <table:table-row>
          <table:table-cell table:style-name="Tabla4.A2" office:value-type="string">
            <text:p text:style-name="P32">4 THREADS</text:p>
          </table:table-cell>
          <table:table-cell table:style-name="Tabla4.A2" office:value-type="string">
            <text:p text:style-name="P21">T. paralelo</text:p>
          </table:table-cell>
          <table:table-cell table:style-name="Tabla4.C2" office:value-type="string">
            <text:p text:style-name="P30"><text:span text:style-name="T3">286,8</text:span> ms</text:p>
          </table:table-cell>
        </table:table-row>
        <table:table-row>
          <table:table-cell table:style-name="Tabla4.A2" office:value-type="string">
            <text:p text:style-name="P32">6 THREADS</text:p>
          </table:table-cell>
          <table:table-cell table:style-name="Tabla4.A2" office:value-type="string">
            <text:p text:style-name="P21">T. paralelo</text:p>
          </table:table-cell>
          <table:table-cell table:style-name="Tabla4.C2" office:value-type="string">
            <text:p text:style-name="P30"><text:span text:style-name="T3">234,0</text:span> ms</text:p>
          </table:table-cell>
        </table:table-row>
        <table:table-row>
          <table:table-cell table:style-name="Tabla4.A2" office:value-type="string">
            <text:p text:style-name="P32">8 THREADS</text:p>
          </table:table-cell>
          <table:table-cell table:style-name="Tabla4.A2" office:value-type="string">
            <text:p text:style-name="P21">T. paralelo</text:p>
          </table:table-cell>
          <table:table-cell table:style-name="Tabla4.C2" office:value-type="string">
            <text:p text:style-name="P30"><text:span text:style-name="T3">208,6</text:span> ms</text:p>
          </table:table-cell>
        </table:table-row>
        <table:table-row>
          <table:table-cell table:style-name="Tabla4.A2" office:value-type="string">
            <text:p text:style-name="P34">10 THREADS</text:p>
          </table:table-cell>
          <table:table-cell table:style-name="Tabla4.A2" office:value-type="string">
            <text:p text:style-name="P34">T. paralelo</text:p>
          </table:table-cell>
          <table:table-cell table:style-name="Tabla4.C2" office:value-type="string">
            <text:p text:style-name="P35">240,9 ms</text:p>
          </table:table-cell>
        </table:table-row>
      </table:table>
      <text:p text:style-name="P14"/>
      <text:p text:style-name="P16">Los tiempos con OpenMP son parecidos al de versiones anteriores. La ejecución secuencial, que es OpenMP con un hilo, es sin embargo notablemente más lenta que las anteriores ejecuciones, cercanas al segundo de ejecución.</text:p>
      <text:p text:style-name="P16">Con 2 hilos de OpenMP conseguimos cerca de 530ms, como antes. Es cuando ampliamos a 4 hilos de OpenMP cuando hay una mejoría de unos 70ms respecto a la versión con Pthreads, del mismo modo con 6 hilos mejoramos en unos ~60ms la versión anterior.</text:p>
      <text:p text:style-name="P16">Con 8 threads en OpenMP conseguimos mejores tiempos que con 6 hilos, comparando con lo que ocurrió antes, que obteníamos por poco un peor resultado. Además, con 8 hilos, todos los que puede ejecutar la máquina en paralelo con hyperthreading, nos dan el mejor resultado, mejorando en ~100ms a Pthreads.</text:p>
      <text:p text:style-name="P16">Si decidimos usar más hilos de los que pueden ejecutarse realmente en paralelo, vemos cómo los tiempos empeoran.</text:p>
      <text:p text:style-name="P16"/>
      <text:p text:style-name="P16"/>
      <text:h text:style-name="P17" text:outline-level="7">CUESTIÓN <text:span text:style-name="T5">5</text:span></text:h>
      <text:p text:style-name="P12"/>
      <text:p text:style-name="P15">E<text:span text:style-name="T5">jecutando en el concurso de calisto.inf.um la versión OpenMP, sin modificar el schedule, obtenemos:</text:span></text:p>
      <text:p text:style-name="P15"/>
      <table:table table:name="Tabla5" table:style-name="Tabla5">
        <table:table-column table:style-name="Tabla5.A"/>
        <table:table-column table:style-name="Tabla5.B"/>
        <table:table-column table:style-name="Tabla5.C"/>
        <table:table-row>
          <table:table-cell table:style-name="Tabla5.A1" office:value-type="string">
            <text:p text:style-name="P33"/>
          </table:table-cell>
          <table:table-cell table:style-name="Tabla5.A1" office:value-type="string">
            <text:p text:style-name="P22">T. secuencial</text:p>
          </table:table-cell>
          <table:table-cell table:style-name="Tabla5.C1" office:value-type="string">
            <text:p text:style-name="P27"><text:s/>ms</text:p>
          </table:table-cell>
        </table:table-row>
        <table:table-row>
          <table:table-cell table:style-name="Tabla5.A2" office:value-type="string">
            <text:p text:style-name="P33">2 THREADS</text:p>
          </table:table-cell>
          <table:table-cell table:style-name="Tabla5.A2" office:value-type="string">
            <text:p text:style-name="P22">T. paralelo</text:p>
          </table:table-cell>
          <table:table-cell table:style-name="Tabla5.C2" office:value-type="string">
            <text:p text:style-name="P27"><text:s/>ms</text:p>
          </table:table-cell>
        </table:table-row>
        <table:table-row>
          <table:table-cell table:style-name="Tabla5.A2" office:value-type="string">
            <text:p text:style-name="P33">4 THREADS</text:p>
          </table:table-cell>
          <table:table-cell table:style-name="Tabla5.A2" office:value-type="string">
            <text:p text:style-name="P22">T. paralelo</text:p>
          </table:table-cell>
          <table:table-cell table:style-name="Tabla5.C2" office:value-type="string">
            <text:p text:style-name="P31"><text:s/>ms</text:p>
          </table:table-cell>
        </table:table-row>
        <table:table-row>
          <table:table-cell table:style-name="Tabla5.A2" office:value-type="string">
            <text:p text:style-name="P33">6 THREADS</text:p>
          </table:table-cell>
          <table:table-cell table:style-name="Tabla5.A2" office:value-type="string">
            <text:p text:style-name="P22">T. paralelo</text:p>
          </table:table-cell>
          <table:table-cell table:style-name="Tabla5.C2" office:value-type="string">
            <text:p text:style-name="P31"><text:s/>ms</text:p>
          </table:table-cell>
        </table:table-row>
        <table:table-row>
          <table:table-cell table:style-name="Tabla5.A2" office:value-type="string">
            <text:p text:style-name="P33">8 THREADS</text:p>
          </table:table-cell>
          <table:table-cell table:style-name="Tabla5.A2" office:value-type="string">
            <text:p text:style-name="P22">T. paralelo</text:p>
          </table:table-cell>
          <table:table-cell table:style-name="Tabla5.C2" office:value-type="string">
            <text:p text:style-name="P31"><text:s/>ms</text:p>
          </table:table-cell>
        </table:table-row>
        <table:table-row>
          <table:table-cell table:style-name="Tabla5.A2" office:value-type="string">
            <text:p text:style-name="P37">10 THREADS</text:p>
          </table:table-cell>
          <table:table-cell table:style-name="Tabla5.A2" office:value-type="string">
            <text:p text:style-name="P37">T. paralelo</text:p>
          </table:table-cell>
          <table:table-cell table:style-name="Tabla5.C2" office:value-type="string">
            <text:p text:style-name="P36"><text:s/>ms</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20:07:55.200424400</meta:creation-date>
    <dc:date>2017-10-08T21:39:30.537371159</dc:date>
    <meta:editing-duration>PT48M50S</meta:editing-duration>
    <meta:editing-cycles>10</meta:editing-cycles>
    <meta:generator>LibreOffice/5.4.1.2.0$Linux_X86_64 LibreOffice_project/40m0$Build-2</meta:generator>
    <meta:document-statistic meta:table-count="5" meta:image-count="0" meta:object-count="0" meta:page-count="3" meta:paragraph-count="101" meta:word-count="706" meta:character-count="4277" meta:non-whitespace-character-count="3561"/>
  </office:meta>
</office:document-meta>
</file>